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Courier, monospace"/>
    <style:font-face style:name="Menlo-Regular" svg:font-family="Menlo-Regular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96cm" fo:margin-left="0cm" fo:margin-right="-0.007cm" fo:break-before="page" table:align="margins" style:writing-mode="lr-tb"/>
    </style:style>
    <style:style style:name="Tabla1.A" style:family="table-column">
      <style:table-column-properties style:column-width="5.614cm" style:rel-column-width="3183*"/>
    </style:style>
    <style:style style:name="Tabla1.B" style:family="table-column">
      <style:table-column-properties style:column-width="9.982cm" style:rel-column-width="565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style:paragraph-properties fo:margin-top="0cm" fo:margin-bottom="0.499cm" fo:orphans="2" fo:widows="2" fo:background-color="#f1f1f1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.499cm" fo:orphans="2" fo:widows="2" fo:background-color="#f1f1f1" fo:padding="0cm" fo:border="none">
        <style:background-image/>
      </style:paragraph-properties>
      <style:text-properties fo:font-variant="normal" fo:text-transform="none" fo:color="#000000" style:font-name="Consolas" fo:font-size="11.3500003814697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background-color="#f1f1f1" fo:padding="0cm" fo:border="none">
        <style:background-image/>
      </style:paragraph-properties>
      <style:text-properties fo:font-variant="normal" fo:text-transform="none" fo:color="#000000" style:font-name="Consolas" fo:font-size="11.3500003814697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 fo:background-color="#f1f1f1" fo:padding="0cm" fo:border="none">
        <style:background-image/>
      </style:paragraph-properties>
      <style:text-properties fo:font-variant="normal" fo:text-transform="none" fo:color="#000000" style:font-name="Consolas" fo:font-size="11.3500003814697pt" fo:letter-spacing="normal" fo:font-style="normal" fo:font-weight="normal"/>
    </style:style>
    <style:style style:name="P6" style:family="paragraph" style:parent-style-name="Preformatted_20_Text">
      <style:paragraph-properties fo:orphans="2" fo:widows="2" fo:background-color="#f1f1f1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orphans="2" fo:widows="2" fo:background-color="#f1f1f1" fo:padding="0cm" fo:border="none">
        <style:background-image/>
      </style:paragraph-properties>
      <style:text-properties fo:font-variant="normal" fo:text-transform="none" fo:color="#000000" style:font-name="Consolas" fo:font-size="11.3500003814697pt" fo:letter-spacing="normal" fo:font-style="normal" fo:font-weight="normal"/>
    </style:style>
    <style:style style:name="P8" style:family="paragraph" style:parent-style-name="Preformatted_20_Text">
      <style:paragraph-properties fo:orphans="2" fo:widows="2" fo:background-color="#f1f1f1" fo:padding="0cm" fo:border="none">
        <style:background-image/>
      </style:paragraph-properties>
    </style:style>
    <style:style style:name="P9" style:family="paragraph" style:parent-style-name="Table_20_Contents" style:list-style-name="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T4" style:family="text">
      <style:text-properties style:font-name="Consolas" fo:font-size="11.3500003814697pt" fo:font-style="normal" fo:font-weight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5791816657396498" text:style-name="Outline">
        <text:list-item>
          <text:h text:style-name="P12" text:outline-level="1">Variables y Operadores</text:h>
        </text:list-item>
        <text:list-item>
          <text:h text:style-name="Heading_20_1" text:outline-level="1">Python</text:h>
        </text:list-item>
      </text:list>
      <text:p text:style-name="Standard"/>
      <text:p text:style-name="Standard">Objetivo:</text:p>
      <text:p text:style-name="Standard"/>
      <text:p text:style-name="Standard">F.Creación: 25-02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Standard">&gt;&gt;&gt; x=”maxito”</text:p>
          </table:table-cell>
          <table:table-cell table:style-name="Tabla1.B1" office:value-type="string">
            <text:p text:style-name="P9">SyntaxError: invalid character in identifier</text:p>
          </table:table-cell>
        </table:table-row>
        <table:table-row>
          <table:table-cell table:style-name="Tabla1.A2" office:value-type="string">
            <text:p text:style-name="Standard">&gt;&gt;&gt; x='maxito'</text:p>
          </table:table-cell>
          <table:table-cell table:style-name="Tabla1.B2" office:value-type="string">
            <text:p text:style-name="Standard">&gt;&gt;&gt; print(x[0])</text:p>
            <text:p text:style-name="Standard">M</text:p>
            <text:p text:style-name="Standard">&gt;&gt;&gt; print(x[2:5])</text:p>
            <text:p text:style-name="Standard">xit</text:p>
            <text:p text:style-name="Standard">&gt;&gt;&gt; txt=' <text:s text:c="5"/>Maxito <text:s text:c="3"/>'</text:p>
            <text:p text:style-name="Standard">&gt;&gt;&gt; print(txt.strip())</text:p>
            <text:p text:style-name="Standard">Maxito</text:p>
            <text:p text:style-name="Standard">&gt;&gt;&gt; z.replace('ito','')</text:p>
            <text:p text:style-name="Standard">'MAX'</text:p>
          </table:table-cell>
        </table:table-row>
        <table:table-row>
          <table:table-cell table:style-name="Tabla1.A2" office:value-type="string">
            <text:p text:style-name="P4"><text:bookmark text:name="showcorrectanswercontainer"/>fruits = ["apple", "banana"]</text:p>
            <text:p text:style-name="Standard"/>
          </table:table-cell>
          <table:table-cell table:style-name="Tabla1.B2" office:value-type="string">
            <text:p text:style-name="P5"><text:bookmark text:name="showcorrectanswercontainer1"/>if "apple" <text:span text:style-name="T6">in</text:span> fruits:</text:p>
            <text:p text:style-name="P2"><text:s text:c="2"/><text:span text:style-name="T4">print("Yes, apple is a fruit!")</text:span></text:p>
            <text:p text:style-name="P5"><text:bookmark text:name="assignmentcontainer"/>if 5 != 10:</text:p>
            <text:p text:style-name="P2"><text:s text:c="2"/><text:span text:style-name="T4">print("5 and 10 is not equal")</text:span></text:p>
            <text:p text:style-name="Standard">fruits.append("orange")</text:p>
            <text:p text:style-name="Standard"/>
            <text:p text:style-name="Standard">&gt;&gt;&gt; fruits.insert(1,"lemon")</text:p>
            <text:p text:style-name="Standard">&gt;&gt;&gt; print(fruits)</text:p>
            <text:p text:style-name="Standard">['apple', 'lemon', 'banana']</text:p>
            <text:p text:style-name="Standard"/>
            <text:p text:style-name="P5"/>
            <text:p text:style-name="Standard">&gt;&gt;&gt; fruits = {"apple", "banana", "cherry"}</text:p>
            <text:p text:style-name="Standard">&gt;&gt;&gt; more_fruits = ["orange", "mango", "grapes"]</text:p>
            <text:p text:style-name="Standard">&gt;&gt;&gt; fruits.<text:span text:style-name="T7">update</text:span>(more_fruits)</text:p>
            <text:p text:style-name="Standard">&gt;&gt;&gt; print(fruits)</text:p>
            <text:p text:style-name="Standard">{'apple', 'cherry', 'banana', 'mango', 'grapes', 'orange'}</text:p>
            <text:p text:style-name="Standard">&gt;&gt;&gt; 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5"/>
          </table:table-cell>
        </table:table-row>
        <text:soft-page-break/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<text:bookmark text:name="showcorrectanswercontainer2"/>car = <text:s text:c="2"/>{</text:p>
            <text:p text:style-name="P6"><text:s text:c="2"/><text:span text:style-name="T4">"brand": "Ford",</text:span></text:p>
            <text:p text:style-name="P6"><text:s text:c="2"/><text:span text:style-name="T4">"model": "Mustang",</text:span></text:p>
            <text:p text:style-name="P6"><text:s text:c="2"/><text:span text:style-name="T4">"year": 1964</text:span></text:p>
            <text:p text:style-name="P3">}</text:p>
            <text:p text:style-name="P4"/>
          </table:table-cell>
          <table:table-cell table:style-name="Tabla1.B2" office:value-type="string">
            <text:p text:style-name="P5">&gt;&gt;&gt; print(car.get("model"))</text:p>
            <text:p text:style-name="P5"/>
            <text:p text:style-name="P5">&gt;&gt;&gt; </text:p>
            <text:p text:style-name="P5">&gt;&gt;&gt; car.pop("model")</text:p>
            <text:p text:style-name="P5">'Mustang'</text:p>
            <text:p text:style-name="P5">&gt;&gt;&gt; print(car)</text:p>
            <text:p text:style-name="P5">{'brand': 'Ford', 'year': 1964}</text:p>
            <text:p text:style-name="P5"/>
            <text:p text:style-name="P5">&gt;&gt;&gt; car.clear()</text:p>
            <text:p text:style-name="P5">&gt;&gt;&gt; print(car)</text:p>
            <text:p text:style-name="P5">{}</text:p>
            <text:p text:style-name="P5">&gt;&gt;&gt; </text:p>
            <text:p text:style-name="P5"/>
            <text:p text:style-name="P5">if a&lt;b:</text:p>
            <text:p text:style-name="P5">elif x&gt;y:</text:p>
            <text:p text:style-name="P5">else:</text:p>
            <text:p text:style-name="P5"/>
            <text:p text:style-name="P5"/>
            <text:p text:style-name="P5"><text:bookmark text:name="assignmentcontainer1"/>fruits = ["apple", "banana", "cherry"]</text:p>
            <text:p text:style-name="P6">for <text:span text:style-name="T4">x <text:s/>in fruits:</text:span></text:p>
            <text:p text:style-name="P2"><text:s text:c="2"/><text:span text:style-name="T4">print(x)</text:span></text:p>
            <text:p text:style-name="P5"/>
            <text:p text:style-name="P5"><text:bookmark text:name="showcorrectanswercontainer3"/>for x in :</text:p>
            <text:p text:style-name="P2"><text:s text:c="2"/><text:span text:style-name="T4">print(x)</text:span></text:p>
            <text:p text:style-name="P5"><text:bookmark text:name="assignmentcontainer2"/>def my_function():</text:p>
            <text:p text:style-name="P2"><text:s text:c="2"/><text:span text:style-name="T4">print("Hello from a function")</text:span></text:p>
            <text:p text:style-name="Text_20_body"><text:line-break/>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Courier, monospace"/>
    <style:font-face style:name="Menlo-Regular" svg:font-family="Menlo-Regular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19-02-25T13:36:40</meta:creation-date>
    <meta:editing-duration>PT6H51M46S</meta:editing-duration>
    <meta:generator>OpenOffice/4.1.6$Unix OpenOffice.org_project/416m1$Build-9790</meta:generator>
    <meta:initial-creator>Máximo Meza</meta:initial-creator>
    <dc:date>2019-02-25T20:28:25</dc:date>
    <dc:creator>Máximo Meza</dc:creator>
    <meta:document-statistic meta:table-count="1" meta:image-count="0" meta:object-count="0" meta:page-count="4" meta:paragraph-count="62" meta:word-count="149" meta:character-count="11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